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 style:font-pitch="variable"/>
    <style:font-face style:name="TeX Gyre Schola Math" svg:font-family="'TeX Gyre Schola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Narrow" svg:font-family="'Nimbus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1.0535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1.2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Math TeX Gyr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Math TeX Gyr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n <text:s/></text:p>
          </table:table-cell>
          <table:table-cell office:value-type="string" calcext:value-type="string">
            <text:p>AVL</text:p>
          </table:table-cell>
          <table:table-cell office:value-type="string" calcext:value-type="string">
            <text:p>BST1</text:p>
          </table:table-cell>
          <table:table-cell office:value-type="string" calcext:value-type="string">
            <text:p>BST2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.000104" calcext:value-type="float">
            <text:p>0.000104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2112" calcext:value-type="float">
            <text:p>0.002112</text:p>
          </table:table-cell>
          <table:table-cell office:value-type="float" office:value="0.001108" calcext:value-type="float">
            <text:p>0.001108</text:p>
          </table:table-cell>
          <table:table-cell office:value-type="float" office:value="0.001779" calcext:value-type="float">
            <text:p>0.001779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31311" calcext:value-type="float">
            <text:p>0.031311</text:p>
          </table:table-cell>
          <table:table-cell office:value-type="float" office:value="0.018084" calcext:value-type="float">
            <text:p>0.018084</text:p>
          </table:table-cell>
          <table:table-cell office:value-type="float" office:value="0.133809" calcext:value-type="float">
            <text:p>0.133809</text:p>
          </table:table-cell>
          <table:table-cell table:number-columns-repeated="3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0.185253" calcext:value-type="float">
            <text:p>0.185253</text:p>
          </table:table-cell>
          <table:table-cell office:value-type="float" office:value="0.141582" calcext:value-type="float">
            <text:p>0.141582</text:p>
          </table:table-cell>
          <table:table-cell office:value-type="float" office:value="6.24584" calcext:value-type="float">
            <text:p>6.24584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430604" calcext:value-type="float">
            <text:p>0.430604</text:p>
          </table:table-cell>
          <table:table-cell office:value-type="float" office:value="0.376142" calcext:value-type="float">
            <text:p>0.376142</text:p>
          </table:table-cell>
          <table:table-cell office:value-type="float" office:value="29.4236" calcext:value-type="float">
            <text:p>29.4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=1000 m=100000 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VL</text:p>
          </table:table-cell>
          <table:table-cell office:value-type="string" calcext:value-type="string">
            <text:p>BST1</text:p>
          </table:table-cell>
          <table:table-cell office:value-type="string" calcext:value-type="string">
            <text:p>BST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9288" calcext:value-type="float">
            <text:p>0.029288</text:p>
          </table:table-cell>
          <table:table-cell office:value-type="float" office:value="0.018953" calcext:value-type="float">
            <text:p>0.018953</text:p>
          </table:table-cell>
          <table:table-cell office:value-type="float" office:value="12.1928" calcext:value-type="float">
            <text:p>12.192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9343" calcext:value-type="float">
            <text:p>0.029343</text:p>
          </table:table-cell>
          <table:table-cell office:value-type="float" office:value="0.018459" calcext:value-type="float">
            <text:p>0.018459</text:p>
          </table:table-cell>
          <table:table-cell office:value-type="float" office:value="1.27307" calcext:value-type="float">
            <text:p>1.27307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28705" calcext:value-type="float">
            <text:p>0.028705</text:p>
          </table:table-cell>
          <table:table-cell office:value-type="float" office:value="0.018588" calcext:value-type="float">
            <text:p>0.018588</text:p>
          </table:table-cell>
          <table:table-cell office:value-type="float" office:value="0.140145" calcext:value-type="float">
            <text:p>0.140145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29429" calcext:value-type="float">
            <text:p>0.029429</text:p>
          </table:table-cell>
          <table:table-cell office:value-type="float" office:value="0.019228" calcext:value-type="float">
            <text:p>0.019228</text:p>
          </table:table-cell>
          <table:table-cell office:value-type="float" office:value="0.039701" calcext:value-type="float">
            <text:p>0.039701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28597" calcext:value-type="float">
            <text:p>0.028597</text:p>
          </table:table-cell>
          <table:table-cell office:value-type="float" office:value="0.018208" calcext:value-type="float">
            <text:p>0.018208</text:p>
          </table:table-cell>
          <table:table-cell office:value-type="float" office:value="0.02825" calcext:value-type="float">
            <text:p>0.02825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28659" calcext:value-type="float">
            <text:p>0.028659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18956" calcext:value-type="float">
            <text:p>0.018956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27931" calcext:value-type="float">
            <text:p>0.027931</text:p>
          </table:table-cell>
          <table:table-cell office:value-type="float" office:value="0.018207" calcext:value-type="float">
            <text:p>0.018207</text:p>
          </table:table-cell>
          <table:table-cell office:value-type="float" office:value="0.018653" calcext:value-type="float">
            <text:p>0.0186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=100000 <text:s/>m=10000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VL</text:p>
          </table:table-cell>
          <table:table-cell office:value-type="string" calcext:value-type="string">
            <text:p>BST1</text:p>
          </table:table-cell>
          <table:table-cell office:value-type="string" calcext:value-type="string">
            <text:p>BST2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4509" calcext:value-type="float">
            <text:p>0.024509</text:p>
          </table:table-cell>
          <table:table-cell office:value-type="float" office:value="0.363572" calcext:value-type="float">
            <text:p>0.363572</text:p>
          </table:table-cell>
          <table:table-cell office:value-type="float" office:value="0.134483" calcext:value-type="float">
            <text:p>0.134483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27509" calcext:value-type="float">
            <text:p>0.027509</text:p>
          </table:table-cell>
          <table:table-cell office:value-type="float" office:value="0.04724" calcext:value-type="float">
            <text:p>0.04724</text:p>
          </table:table-cell>
          <table:table-cell office:value-type="float" office:value="0.142907" calcext:value-type="float">
            <text:p>0.142907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28648" calcext:value-type="float">
            <text:p>0.028648</text:p>
          </table:table-cell>
          <table:table-cell office:value-type="float" office:value="0.019544" calcext:value-type="float">
            <text:p>0.019544</text:p>
          </table:table-cell>
          <table:table-cell office:value-type="float" office:value="0.144536" calcext:value-type="float">
            <text:p>0.144536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28176" calcext:value-type="float">
            <text:p>0.028176</text:p>
          </table:table-cell>
          <table:table-cell office:value-type="float" office:value="0.018229" calcext:value-type="float">
            <text:p>0.018229</text:p>
          </table:table-cell>
          <table:table-cell office:value-type="float" office:value="0.139984" calcext:value-type="float">
            <text:p>0.139984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27765" calcext:value-type="float">
            <text:p>0.027765</text:p>
          </table:table-cell>
          <table:table-cell office:value-type="float" office:value="0.018354" calcext:value-type="float">
            <text:p>0.018354</text:p>
          </table:table-cell>
          <table:table-cell office:value-type="float" office:value="0.141729" calcext:value-type="float">
            <text:p>0.141729</text:p>
          </table:table-cell>
          <table:table-cell table:number-columns-repeated="3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0.028096" calcext:value-type="float">
            <text:p>0.028096</text:p>
          </table:table-cell>
          <table:table-cell office:value-type="float" office:value="0.018169" calcext:value-type="float">
            <text:p>0.018169</text:p>
          </table:table-cell>
          <table:table-cell office:value-type="float" office:value="0.138099" calcext:value-type="float">
            <text:p>0.138099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028043" calcext:value-type="float">
            <text:p>0.028043</text:p>
          </table:table-cell>
          <table:table-cell office:value-type="float" office:value="0.018478" calcext:value-type="float">
            <text:p>0.018478</text:p>
          </table:table-cell>
          <table:table-cell office:value-type="float" office:value="0.139149" calcext:value-type="float">
            <text:p>0.139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=100000 <text:s/>b=1000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n <text:s/></text:p>
          </table:table-cell>
          <table:table-cell office:value-type="string" calcext:value-type="string">
            <text:p>AVL</text:p>
          </table:table-cell>
          <table:table-cell office:value-type="string" calcext:value-type="string">
            <text:p>BST1</text:p>
          </table:table-cell>
          <table:table-cell office:value-type="string" calcext:value-type="string">
            <text:p>BST2 b= 10%</text:p>
          </table:table-cell>
          <table:table-cell office:value-type="string" calcext:value-type="string">
            <text:p>BST2 b=25%</text:p>
          </table:table-cell>
          <table:table-cell office:value-type="string" calcext:value-type="string">
            <text:p>BST2 b= 50%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0.000145" calcext:value-type="float">
            <text:p>0.000145</text:p>
          </table:table-cell>
          <table:table-cell table:style-name="ce2" office:value-type="float" office:value="0.000122" calcext:value-type="float">
            <text:p>0.000122</text:p>
          </table:table-cell>
          <table:table-cell table:style-name="ce2" office:value-type="float" office:value="0.000095" calcext:value-type="float">
            <text:p>9.5E-05</text:p>
          </table:table-cell>
          <table:table-cell table:style-name="ce2" office:value-type="float" office:value="0.000085" calcext:value-type="float">
            <text:p>8.5E-05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2112" calcext:value-type="float">
            <text:p>0.002112</text:p>
          </table:table-cell>
          <table:table-cell office:value-type="float" office:value="0.001108" calcext:value-type="float">
            <text:p>0.001108</text:p>
          </table:table-cell>
          <table:table-cell table:style-name="ce2" office:value-type="float" office:value="0.00176" calcext:value-type="float">
            <text:p>0.00176</text:p>
          </table:table-cell>
          <table:table-cell table:style-name="ce2" office:value-type="float" office:value="0.00139" calcext:value-type="float">
            <text:p>0.00139</text:p>
          </table:table-cell>
          <table:table-cell table:style-name="ce2" office:value-type="float" office:value="0.001172" calcext:value-type="float">
            <text:p>0.001172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31311" calcext:value-type="float">
            <text:p>0.031311</text:p>
          </table:table-cell>
          <table:table-cell office:value-type="float" office:value="0.018084" calcext:value-type="float">
            <text:p>0.018084</text:p>
          </table:table-cell>
          <table:table-cell table:style-name="ce2" office:value-type="float" office:value="0.027915" calcext:value-type="float">
            <text:p>0.027915</text:p>
          </table:table-cell>
          <table:table-cell table:style-name="ce2" office:value-type="float" office:value="0.021275" calcext:value-type="float">
            <text:p>0.021275</text:p>
          </table:table-cell>
          <table:table-cell table:style-name="ce2" office:value-type="float" office:value="0.019388" calcext:value-type="float">
            <text:p>0.019388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0.185253" calcext:value-type="float">
            <text:p>0.185253</text:p>
          </table:table-cell>
          <table:table-cell office:value-type="float" office:value="0.141582" calcext:value-type="float">
            <text:p>0.141582</text:p>
          </table:table-cell>
          <table:table-cell table:style-name="ce2" office:value-type="float" office:value="0.249062" calcext:value-type="float">
            <text:p>0.249062</text:p>
          </table:table-cell>
          <table:table-cell office:value-type="float" office:value="0.18264" calcext:value-type="float">
            <text:p>0.18264</text:p>
          </table:table-cell>
          <table:table-cell table:style-name="ce2" office:value-type="float" office:value="0.154089" calcext:value-type="float">
            <text:p>0.154089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430604" calcext:value-type="float">
            <text:p>0.430604</text:p>
          </table:table-cell>
          <table:table-cell office:value-type="float" office:value="0.376142" calcext:value-type="float">
            <text:p>0.376142</text:p>
          </table:table-cell>
          <table:table-cell table:style-name="ce2" office:value-type="float" office:value="0.641609" calcext:value-type="float">
            <text:p>0.641609</text:p>
          </table:table-cell>
          <table:table-cell office:value-type="float" office:value="0.44902" calcext:value-type="float">
            <text:p>0.44902</text:p>
          </table:table-cell>
          <table:table-cell table:style-name="ce2" office:value-type="float" office:value="0.411796" calcext:value-type="float">
            <text:p>0.411796</text:p>
          </table:table-cell>
          <table:table-cell/>
        </table:table-row>
        <table:table-row table:style-name="ro1">
          <table:table-cell office:value-type="string" calcext:value-type="string">
            <text:p>m=100000 </text:p>
          </table:table-cell>
          <table:table-cell table:number-columns-repeated="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 style:font-pitch="variable"/>
    <style:font-face style:name="TeX Gyre Schola Math" svg:font-family="'TeX Gyre Schola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Narrow" svg:font-family="'Nimbus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0:16:19.820271916</meta:creation-date>
    <dc:date>2023-10-04T11:15:34.043529190</dc:date>
    <meta:editing-duration>PT15M12S</meta:editing-duration>
    <meta:editing-cycles>3</meta:editing-cycles>
    <meta:generator>LibreOffice/7.0.4.2$Linux_X86_64 LibreOffice_project/00$Build-2</meta:generator>
    <meta:document-statistic meta:table-count="1" meta:cell-count="128" meta:object-count="0"/>
  </office:meta>
</office:document-meta>
</file>